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user-transformed="true">
          <draw:text-box>
            <text:p>Our QA Process</text:p>
          </draw:text-box>
        </draw:frame>
        <draw:frame presentation:style-name="pr2" draw:layer="layout" svg:width="25.199cm" svg:height="13.86cm" svg:x="1.4cm" svg:y="4.914cm" presentation:class="subtitle">
          <draw:text-box>
            <text:p>Apache jUDDI Performance</text:p>
            <text:p>Friday October 1,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Testing Leve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Unit tests</text:p>
                <text:list>
                  <text:list-item>
                    <text:p>Functionality</text:p>
                  </text:list-item>
                  <text:list-item>
                    <text:p>Regression of components</text:p>
                  </text:list-item>
                </text:list>
              </text:list-item>
              <text:list-item>
                <text:p>Integration tests</text:p>
                <text:list>
                  <text:list-item>
                    <text:p>System level functionality</text:p>
                  </text:list-item>
                  <text:list-item>
                    <text:p>Regression across components</text:p>
                  </text:list-item>
                </text:list>
              </text:list-item>
              <text:list-item>
                <text:p>QA tests</text:p>
                <text:list>
                  <text:list-item>
                    <text:p>Long running and repetitive, simulating real user load (memory leaks, performa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Testing Suppor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>For the QA level testing we received support from:</text:p>
                <text:list>
                  <text:list-item>
                    <text:p>Xceptance: <text:a xlink:href="http://www.xceptance.com/">http://www.xceptance.com/</text:a> for both the XLT product and the development of the test suite.</text:p>
                  </text:list-item>
                  <text:list-item>
                    <text:p>GQP : <text:a xlink:href="http://www.gqpartners.com/">http://www.gqpartners.com/</text:a> for large scale performance testing. GQP offers '<text:span text:style-name="T1">OnDemand Performance Analysis</text:span>'. For the final performance report see <text:a xlink:href="http://tinyurl.com/38jpc7n">http://tinyurl.com/38jpc7n</text:a>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7T13:16:16</meta:creation-date>
    <meta:editing-duration>PT97H06M11S</meta:editing-duration>
    <meta:editing-cycles>9</meta:editing-cycles>
    <dc:date>2010-10-01T14:22:21</dc:date>
    <meta:generator>OpenOffice.org/3.2$Unix OpenOffice.org_project/320m18$Build-9502</meta:generator>
    <meta:document-statistic meta:object-count="33"/>
  </office:meta>
</office:document-meta>
</file>